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B0000014A3BC4B2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833cm" svg:height="11.639cm" svg:x="0cm" svg:y="0cm">
          <draw:image xlink:href="Pictures/100000000000026B0000014A3BC4B2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7:56:08</meta:creation-date>
    <dc:date>2011-10-11T17:57:16</dc:date>
    <dc:creator>Alberto Montresor</dc:creator>
    <meta:editing-duration>PT1M9S</meta:editing-duration>
    <meta:editing-cycles>2</meta:editing-cycles>
    <meta:generator>OpenOffice.org/3.3$Unix OpenOffice.org_project/330m20$Build-9567</meta:generator>
    <meta:document-statistic meta:object-count="1"/>
  </office:meta>
</office:document-meta>
</file>